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no-number-tallies-up-my-score-slides-page1.png" manifest:media-type="image/png"/>
  <manifest:file-entry manifest:full-path="Pictures/no-number-tallies-up-my-score-slides-page2.png" manifest:media-type="image/png"/>
  <manifest:file-entry manifest:full-path="Pictures/no-number-tallies-up-my-score-slides-page3.png" manifest:media-type="image/png"/>
  <manifest:file-entry manifest:full-path="Pictures/no-number-tallies-up-my-score-slides-page4.png" manifest:media-type="image/png"/>
  <manifest:file-entry manifest:full-path="Pictures/no-number-tallies-up-my-score-slides-page5.png" manifest:media-type="image/png"/>
  <manifest:file-entry manifest:full-path="Pictures/no-number-tallies-up-my-score-slides-page6.png" manifest:media-type="image/png"/>
  <manifest:file-entry manifest:full-path="Pictures/no-number-tallies-up-my-score-slides-page7.png" manifest:media-type="image/png"/>
  <manifest:file-entry manifest:full-path="Pictures/no-number-tallies-up-my-score-slides-page8.png" manifest:media-type="image/png"/>
  <manifest:file-entry manifest:full-path="Pictures/no-number-tallies-up-my-score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number-tallies-up-my-scor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number-tallies-up-my-scor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number-tallies-up-my-scor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number-tallies-up-my-scor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number-tallies-up-my-scor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number-tallies-up-my-scor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number-tallies-up-my-scor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number-tallies-up-my-score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number-tallies-up-my-score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